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0.465cm" fo:min-width="5.4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top" draw:auto-grow-height="false" fo:min-height="4.827cm" fo:min-width="8.705cm" fo:padding-top="0.165cm" fo:padding-bottom="0.165cm" fo:padding-left="0.29cm" fo:padding-right="0.29cm" fo:wrap-option="wrap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5eb91e"/>
      <style:paragraph-properties fo:text-align="center" style:writing-mode="lr-tb"/>
    </style:style>
    <style:style style:name="P4" style:family="paragraph">
      <loext:graphic-properties draw:fill-color="#ec9ba4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2cm" svg:height="10.795cm" svg:x="2.90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1.905cm" svg:x="3.54cm" svg:y="6.715cm">
          <text:p text:style-name="P2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445cm" svg:height="1.905cm" svg:x="3.54cm" svg:y="9.572cm">
          <text:p text:style-name="P2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445cm" svg:height="1.905cm" svg:x="3.54cm" svg:y="12.43cm">
          <text:p text:style-name="P2">Real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9.843cm" svg:height="5.715cm" svg:x="12.112cm" svg:y="7.985cm">
          <text:p text:style-name="P2">Vis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2.112cm" svg:y1="10.842cm" svg:x2="7.985cm" svg:y2="7.668cm" draw:start-shape="id1" draw:end-shape="id2" draw:end-glue-point="10" svg:d="M12112 10842c-3096 0-1033-3174-4127-3174" svg:viewBox="0 0 4128 3175">
          <text:p/>
        </draw:connector>
        <draw:connector draw:style-name="gr6" draw:text-style-name="P5" draw:layer="layout" draw:type="curve" svg:x1="12.112cm" svg:y1="10.842cm" svg:x2="7.985cm" svg:y2="10.526cm" draw:start-shape="id1" draw:start-glue-point="3" svg:d="M12112 10842c-3501 0-1438-316-4127-316" svg:viewBox="0 0 4128 317">
          <text:p/>
        </draw:connector>
        <draw:connector draw:style-name="gr6" draw:text-style-name="P5" draw:layer="layout" draw:type="curve" svg:x1="12.133cm" svg:y1="10.769cm" svg:x2="7.985cm" svg:y2="13.383cm" draw:end-shape="id3" draw:end-glue-point="10" svg:d="M12133 10769c-2704 0-631 2614-4148 2614" svg:viewBox="0 0 4149 2615">
          <text:p/>
        </draw:connector>
        <draw:frame draw:style-name="gr7" draw:text-style-name="P6" draw:layer="layout" svg:width="8.572cm" svg:height="3.095cm" svg:x="13.065cm" svg:y="9.572cm">
          <draw:text-box>
            <text:p>1) Collect transaction data</text:p>
            <text:p>2) Calculate exchange rate</text:p>
            <text:p>3) Adjust reserve pool</text:p>
          </draw:text-box>
        </draw:frame>
        <draw:frame draw:style-name="gr8" draw:text-style-name="P7" draw:layer="layout" svg:width="3.81cm" svg:height="1.038cm" svg:x="3.857cm" svg:y="5.127cm">
          <draw:text-box>
            <text:p>Realm Li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3-09-02T21:36:16.466162456</dc:date>
    <meta:editing-duration>PT8M47S</meta:editing-duration>
    <meta:editing-cycles>2</meta:editing-cycles>
    <meta:generator>LibreOffice/7.3.7.2$Linux_X86_64 LibreOffice_project/30$Build-2</meta:generator>
    <meta:document-statistic meta:object-count="10"/>
  </office:meta>
</office:document-meta>
</file>